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1621101082602</text:p>
          </table:table-cell>
          <table:table-cell office:value-type="string" calcext:value-type="string">
            <text:p>2025-01-19 2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544" calcext:value-type="float">
            <text:p>74.0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21101082602</text:p>
          </table:table-cell>
          <table:table-cell office:value-type="string" calcext:value-type="string">
            <text:p>2025-01-19 1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7488" calcext:value-type="float">
            <text:p>73.62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21101082602</text:p>
          </table:table-cell>
          <table:table-cell office:value-type="string" calcext:value-type="string">
            <text:p>2024-01-04 15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2688" calcext:value-type="float">
            <text:p>73.32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21101082602</text:p>
          </table:table-cell>
          <table:table-cell office:value-type="string" calcext:value-type="string">
            <text:p>2023-01-06 15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1856" calcext:value-type="float">
            <text:p>72.76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21101082602</text:p>
          </table:table-cell>
          <table:table-cell office:value-type="string" calcext:value-type="string">
            <text:p>2022-01-05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8288" calcext:value-type="float">
            <text:p>72.40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21101082602</text:p>
          </table:table-cell>
          <table:table-cell office:value-type="string" calcext:value-type="string">
            <text:p>2021-01-06 13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4576" calcext:value-type="float">
            <text:p>71.66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21101082602</text:p>
          </table:table-cell>
          <table:table-cell office:value-type="string" calcext:value-type="string">
            <text:p>2020-01-04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5728" calcext:value-type="float">
            <text:p>70.97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21101082602</text:p>
          </table:table-cell>
          <table:table-cell office:value-type="string" calcext:value-type="string">
            <text:p>2019-01-05 1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8928" calcext:value-type="float">
            <text:p>69.90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21101082602</text:p>
          </table:table-cell>
          <table:table-cell office:value-type="string" calcext:value-type="string">
            <text:p>2018-01-04 22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292" calcext:value-type="float">
            <text:p>69.08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21101082602</text:p>
          </table:table-cell>
          <table:table-cell office:value-type="string" calcext:value-type="string">
            <text:p>2018-01-04 2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6448" calcext:value-type="float">
            <text:p>69.11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21101082602</text:p>
          </table:table-cell>
          <table:table-cell office:value-type="string" calcext:value-type="string">
            <text:p>2017-01-05 22:14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336" calcext:value-type="float">
            <text:p>68.7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21101082602</text:p>
          </table:table-cell>
          <table:table-cell office:value-type="string" calcext:value-type="string">
            <text:p>2016-01-04 21:33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4928" calcext:value-type="float">
            <text:p>68.38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21101082602</text:p>
          </table:table-cell>
          <table:table-cell office:value-type="string" calcext:value-type="string">
            <text:p>2015-0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9272" calcext:value-type="float">
            <text:p>68.08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21101082602</text:p>
          </table:table-cell>
          <table:table-cell office:value-type="string" calcext:value-type="string">
            <text:p>2014-01-05 15:38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1112" calcext:value-type="float">
            <text:p>67.57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21101082602</text:p>
          </table:table-cell>
          <table:table-cell office:value-type="string" calcext:value-type="string">
            <text:p>2013-01-05 22:54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9528" calcext:value-type="float">
            <text:p>67.08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21101082602</text:p>
          </table:table-cell>
          <table:table-cell office:value-type="string" calcext:value-type="string">
            <text:p>2013-01-05 16:00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0864" calcext:value-type="float">
            <text:p>67.11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21101082602</text:p>
          </table:table-cell>
          <table:table-cell office:value-type="string" calcext:value-type="string">
            <text:p>2012-01-06 15:55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784" calcext:value-type="float">
            <text:p>66.5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21101082602</text:p>
          </table:table-cell>
          <table:table-cell office:value-type="string" calcext:value-type="string">
            <text:p>2011-01-06 19:23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868" calcext:value-type="float">
            <text:p>65.63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21101082602</text:p>
          </table:table-cell>
          <table:table-cell office:value-type="string" calcext:value-type="string">
            <text:p>2010-01-05 17:26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4632" calcext:value-type="float">
            <text:p>65.25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21101082602</text:p>
          </table:table-cell>
          <table:table-cell office:value-type="string" calcext:value-type="string">
            <text:p>2009-01-07 21:19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9208" calcext:value-type="float">
            <text:p>64.52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21101082602</text:p>
          </table:table-cell>
          <table:table-cell office:value-type="string" calcext:value-type="string">
            <text:p>2008-01-07 20:43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084" calcext:value-type="float">
            <text:p>63.87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21101082602</text:p>
          </table:table-cell>
          <table:table-cell office:value-type="string" calcext:value-type="string">
            <text:p>2008-01-07 19:49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9984" calcext:value-type="float">
            <text:p>63.87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21101082602</text:p>
          </table:table-cell>
          <table:table-cell office:value-type="string" calcext:value-type="string">
            <text:p>2007-01-24 21:29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124" calcext:value-type="float">
            <text:p>63.26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21101082602</text:p>
          </table:table-cell>
          <table:table-cell office:value-type="string" calcext:value-type="string">
            <text:p>2007-01-24 18:22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4288" calcext:value-type="float">
            <text:p>63.26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21101082602</text:p>
          </table:table-cell>
          <table:table-cell office:value-type="string" calcext:value-type="string">
            <text:p>2006-01-08 17:18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51056" calcext:value-type="float">
            <text:p>62.55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21101082602</text:p>
          </table:table-cell>
          <table:table-cell office:value-type="string" calcext:value-type="string">
            <text:p>2005-01-11 16:11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126" calcext:value-type="float">
            <text:p>62.71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21101082602</text:p>
          </table:table-cell>
          <table:table-cell office:value-type="string" calcext:value-type="string">
            <text:p>2004-01-05 18:32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21101082602</text:p>
          </table:table-cell>
          <table:table-cell office:value-type="string" calcext:value-type="string">
            <text:p>2003-01-09 22:23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3504" calcext:value-type="float">
            <text:p>61.56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21101082602</text:p>
          </table:table-cell>
          <table:table-cell office:value-type="string" calcext:value-type="string">
            <text:p>2002-01-07 16:09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7288" calcext:value-type="float">
            <text:p>60.59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21101082602</text:p>
          </table:table-cell>
          <table:table-cell office:value-type="string" calcext:value-type="string">
            <text:p>2001-01-06 16:01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3096" calcext:value-type="float">
            <text:p>59.82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21101082602</text:p>
          </table:table-cell>
          <table:table-cell office:value-type="string" calcext:value-type="string">
            <text:p>2000-01-07 20:50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0344" calcext:value-type="float">
            <text:p>59.14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21101082602</text:p>
          </table:table-cell>
          <table:table-cell office:value-type="string" calcext:value-type="string">
            <text:p>2000-01-07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0656" calcext:value-type="float">
            <text:p>59.35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21101082602</text:p>
          </table:table-cell>
          <table:table-cell office:value-type="string" calcext:value-type="string">
            <text:p>1999-01-22 00:25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5984" calcext:value-type="float">
            <text:p>58.54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21101082602</text:p>
          </table:table-cell>
          <table:table-cell office:value-type="string" calcext:value-type="string">
            <text:p>1999-01-06 18:16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21101082602</text:p>
          </table:table-cell>
          <table:table-cell office:value-type="string" calcext:value-type="string">
            <text:p>1998-01-06 21:24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9328" calcext:value-type="float">
            <text:p>57.86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21101082602</text:p>
          </table:table-cell>
          <table:table-cell office:value-type="string" calcext:value-type="string">
            <text:p>1997-01-07 19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1648" calcext:value-type="float">
            <text:p>57.38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21101082602</text:p>
          </table:table-cell>
          <table:table-cell office:value-type="string" calcext:value-type="string">
            <text:p>1996-09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904" calcext:value-type="float">
            <text:p>60.8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21101082602</text:p>
          </table:table-cell>
          <table:table-cell office:value-type="string" calcext:value-type="string">
            <text:p>1996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1896" calcext:value-type="float">
            <text:p>61.65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21101082602</text:p>
          </table:table-cell>
          <table:table-cell office:value-type="string" calcext:value-type="string">
            <text:p>1996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14" calcext:value-type="float">
            <text:p>56.92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21101082602</text:p>
          </table:table-cell>
          <table:table-cell office:value-type="string" calcext:value-type="string">
            <text:p>1995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852" calcext:value-type="float">
            <text:p>56.73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21101082602</text:p>
          </table:table-cell>
          <table:table-cell office:value-type="string" calcext:value-type="string">
            <text:p>199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8712" calcext:value-type="float">
            <text:p>55.98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21101082602</text:p>
          </table:table-cell>
          <table:table-cell office:value-type="string" calcext:value-type="string">
            <text:p>1994-09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22" calcext:value-type="float">
            <text:p>63.32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21101082602</text:p>
          </table:table-cell>
          <table:table-cell office:value-type="string" calcext:value-type="string">
            <text:p>199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448" calcext:value-type="float">
            <text:p>54.8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21101082602</text:p>
          </table:table-cell>
          <table:table-cell office:value-type="string" calcext:value-type="string">
            <text:p>1993-09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6512" calcext:value-type="float">
            <text:p>65.05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21101082602</text:p>
          </table:table-cell>
          <table:table-cell office:value-type="string" calcext:value-type="string">
            <text:p>1993-04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808" calcext:value-type="float">
            <text:p>53.2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21101082602</text:p>
          </table:table-cell>
          <table:table-cell office:value-type="string" calcext:value-type="string">
            <text:p>1993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6928" calcext:value-type="float">
            <text:p>53.90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6" meta:object-count="0"/>
    <meta:user-defined meta:name="AppVersion">3.0</meta:user-defined>
  </office:meta>
</office:document-meta>
</file>